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22f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8">Chapter Thirteen</text:p>
      <text:p text:style-name="P38"/>
      <text:p text:style-name="P38"><text:s text:c="5"/>There is no chapter thirteen. <text:span text:style-name="T153">Don’t you know that’s an unlucky number? Yeah think about that for a moment. I’m not about to curse this book with a thirteenth chapter!</text:span></text:p>
      <text:p text:style-name="P38"/>
      <text:p text:style-name="P38">Chapter Fourteen</text:p>
      <text:p text:style-name="P38"/>
      <text:p text:style-name="P38"><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8"><text:s text:c="5"/><text:span text:style-name="T154">Taking a shot of whiskey, the bartender smiled. He had an alibi. </text:span><text:span text:style-name="T155">What more could he ask for?</text:span></text:p>
      <text:p text:style-name="P38"><text:s text:c="5"/><text:span text:style-name="T155">Ginger walked up to the bartender and smiled. “Hi sugar, want some one on one time?” She asked.</text:span></text:p>
      <text:p text:style-name="P38"><text:s text:c="5"/><text:span text:style-name="T155">The bartender shook his head. “I don’t pay you to sleep with me, you’re to sleep with the customers.” He said.</text:span></text:p>
      <text:p text:style-name="P38"><text:s text:c="5"/><text:span text:style-name="T155">Ginger frowned. “Okay boss, if that’s what you need.”</text:span></text:p>
      <text:p text:style-name="P38"><text:s text:c="5"/><text:span text:style-name="T156">The bartender patted Ginger’s behind and smiled. “That’s my girl, that’s exactly what I need from you.” He said. She walked back upstairs waiting for her next client to show up.</text:span></text:p>
      <text:p text:style-name="P38"><text:s text:c="5"/><text:span text:style-name="T156">Nick walked into the saloon. Putting his weapon in a locker, as was the rules, he walked up to the bar. “Mike, how are you?”</text:span></text:p>
      <text:p text:style-name="P38"><text:s text:c="5"/><text:span text:style-name="T156">The bartender smiled. “Fine, just fine.” He said. “How about yourself Nick?”</text:span></text:p>
      <text:p text:style-name="P38"><text:s text:c="5"/><text:span text:style-name="T156">Nick shrugged. “I’m doing alright I guess.” He said. “Been kinda crazy at times but well you know how it is. Just keep on trucking as it were.”</text:span></text:p>
      <text:p text:style-name="P38"><text:s text:c="5"/><text:span text:style-name="T156">Mike nodded. “Yeah I get that. What brings you into town?”</text:span></text:p>
      <text:p text:style-name="P38"><text:s text:c="5"/><text:span text:style-name="T156">Nick smiled. “Heard you had some lawmen making trouble. I figured I’d come and lend a hand.”</text:span></text:p>
      <text:p text:style-name="P38"><text:s text:c="5"/><text:span text:style-name="T156">Mike nodded. “Yeah they’ve been here for about a week now. Causing all sorts of trouble for us.”</text:span></text:p>
      <text:p text:style-name="P38"><text:s text:c="5"/><text:span text:style-name="T156">Nick chewed on a toothpick and frowned. “Well I take it it’s time we run them out of town. Don’t you think?”</text:span></text:p>
      <text:p text:style-name="P38"><text:s text:c="5"/><text:span text:style-name="T156">Mike nodded. “Yes, but the sheriff won’t allow it. We’ll have to come up with a way to do it sneakily.”</text:span></text:p>
      <text:p text:style-name="P38"><text:soft-page-break/><text:s text:c="5"/>“<text:span text:style-name="T156">Sneaky is my middle name Mike, you leave it up to me.” Nick said. “</text:span><text:span text:style-name="T157">While I’m here, how about some rum.”</text:span></text:p>
      <text:p text:style-name="P38"><text:s text:c="5"/>“<text:span text:style-name="T157">Coming right up.” Mike said standing up from the bar stool and going around to the other side of the bar. “What exactly do you have in mind to get rid of them?”</text:span></text:p>
      <text:p text:style-name="P38"><text:s text:c="5"/><text:span text:style-name="T157">Nick frowned again. “Not sure yet Mike, but I’ll figure something out I always do.” </text:span><text:span text:style-name="T158">He drank his rum and kept to himself the rest of the evening.</text:span></text:p>
      <text:p text:style-name="P38"><text:s text:c="5"/><text:span text:style-name="T158">As morning came, gamblers and other saloon patrons went to their homes. It was like a custom. Drink and gamble all night, go home in the morning. Whatever the case it always seemed to happen in that fashion.</text:span></text:p>
      <text:p text:style-name="P38"><text:s text:c="5"/><text:span text:style-name="T158">Mike wiped down the bar for the last time that night. He wouldn’t reopen the saloon until noon, that’s when the noon rush would happen.</text:span></text:p>
      <text:p text:style-name="P38"><text:s text:c="5"/><text:span text:style-name="T158">Ginger walked down the stairs and up to Mike. “So, you didn’t send anyone up to my room last night.” She said. “How come?”</text:span></text:p>
      <text:p text:style-name="P38"><text:s text:c="5"/><text:span text:style-name="T158">Mike shrugged. “Figured you needed the night off.” He said, “Keep you fresh for tonight.”</text:span></text:p>
      <text:p text:style-name="P38"><text:s text:c="5"/><text:span text:style-name="T158">Looking around, Ginger hugged Mike. “Thanks Mike, I guess I did need a night off.” She said.</text:span></text:p>
      <text:p text:style-name="P38"><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8"><text:s text:c="5"/>“<text:span text:style-name="T160">Good.” Ginger said. </text:span><text:span text:style-name="T161">She ran back upstairs to tidy up and get ready for the day.</text:span></text:p>
      <text:p text:style-name="P38"><text:s text:c="5"/><text:span text:style-name="T161">Mike looked around his saloon, yes it was very good to be the boss. Lighting a cigar, he took a few puffs of it and grinned.</text:span></text:p>
      <text:p text:style-name="P38"><text:soft-page-break/><text:s text:c="5"/><text:span text:style-name="T161">As noon arrived, so did the customers. Most wanted to drink, a few wanted to gamble. A few wanted to fuck. Either way each man got what they desired.</text:span></text:p>
      <text:p text:style-name="P38"><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8"><text:s text:c="5"/><text:span text:style-name="T162">Some rumors spread that there were diamonds and other gems in the </text:span><text:span text:style-name="T163">M</text:span><text:span text:style-name="T162">oon, but so far those didn’t pan out.</text:span></text:p>
      <text:p text:style-name="P38"><text:s text:c="5"/><text:span text:style-name="T165">Eugene looked out the hotel window down at the street below. Calypso looked across the valley towards the center of town. She wondered if Louis was still laying there waiting to be buried. He probably was.</text:span></text:p>
      <text:p text:style-name="P38"><text:s text:c="5"/><text:span text:style-name="T165">Eugene wondered what the bartender was up to, if he was going to make a run for it or if he was going to help the person who killed Lucy make a run for it. Either way someone had to make a run. They always ran.</text:span></text:p>
      <text:p text:style-name="P38"><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8"><text:s text:c="5"/><text:span text:style-name="T165">Calypso frowned at Eugene. “Think we’ll catch your mysterious person today?”</text:span></text:p>
      <text:p text:style-name="P38"><text:s text:c="5"/><text:span text:style-name="T165">Eugene smiled. “I think so.” He said. “There isn’t much of a delay in anything right now. So we can be sure to be on the look out for anything suspicious.”</text:span></text:p>
      <text:p text:style-name="P38"><text:s text:c="5"/><text:span text:style-name="T165">Calypso pointed out the window, “Like that?”</text:span></text:p>
      <text:p text:style-name="P38"><text:s text:c="5"/><text:span text:style-name="T165">A man was dragging a coffin behind a horse.</text:span></text:p>
      <text:p text:style-name="P38"><text:s text:c="5"/>“<text:span text:style-name="T165">Exactly like that.” Eugene said. “Let’s go.”</text:span></text:p>
      <text:p text:style-name="P38"><text:soft-page-break/><text:s text:c="5"/><text:span text:style-name="T165">Normally Calypso would be calling the shots but she decided to let Eugene take charge for the day. It was his investigation after all.</text:span></text:p>
      <text:p text:style-name="P38"><text:s text:c="5"/><text:span text:style-name="T166">Walking downstairs and out the front door of the hotel, Eugene and Calypso caught up with the man dragging the coffin.</text:span></text:p>
      <text:p text:style-name="P38"><text:s text:c="5"/>“<text:span text:style-name="T166">Excuse me sir.” Eugene said. “Just wondering where you’re taking this coffin.”</text:span></text:p>
      <text:p text:style-name="P38"><text:s text:c="5"/><text:span text:style-name="T166">the man stopped his horse and turned to look at Eugene and Calypso. “What business is it of yours?” He asked.</text:span></text:p>
      <text:p text:style-name="P38"><text:s text:c="5"/><text:span text:style-name="T166">Calypso flashed her badge. “Oh It’s quite our business, if you don’t mind please answer the question.”</text:span></text:p>
      <text:p text:style-name="P38"><text:s text:c="5"/><text:span text:style-name="T167">The man stiffened up a bit. “Taking the coffin over to the graveyard, my son died last night so </text:span><text:span text:style-name="T168">unexpectedly</text:span><text:span text:style-name="T167">.” He said.</text:span></text:p>
      <text:p text:style-name="P38"><text:s text:c="5"/><text:span text:style-name="T168">Eugene looked at the coffin and then to the man. “I’m sorry for your loss.” He said. “Mind if we examine the body?”</text:span></text:p>
      <text:p text:style-name="P38"><text:s text:c="5"/><text:span text:style-name="T168">The man got down off his horse. “Of course I mind! It’s my son.” He broke down in tears.</text:span></text:p>
      <text:p text:style-name="P38"><text:s text:c="5"/><text:span text:style-name="T168">Calypso lifted the casket lid and looked inside. There appeared to be stab wounds on the victim. “He was stabbed.” She said.</text:span></text:p>
      <text:p text:style-name="P38"><text:s text:c="5"/><text:span text:style-name="T168">The man nodded. “Yes, someone stabbed him what of it?”</text:span></text:p>
      <text:p text:style-name="P38"><text:s text:c="5"/>“<text:span text:style-name="T168">When you said he died unexpectedly, I thought you meant from some disease.” Calypso said, “Not from being murdered.”</text:span></text:p>
      <text:p text:style-name="P38"><text:s text:c="5"/><text:span text:style-name="T168">The man nodded again. “Mind if I finish what I was set out to do?”</text:span></text:p>
      <text:p text:style-name="P38"><text:s text:c="5"/><text:span text:style-name="T168">Eugene and Calypso stepped aside allowing the man to pass by.</text:span></text:p>
      <text:p text:style-name="P38"><text:soft-page-break/><text:s text:c="5"/>“<text:span text:style-name="T168">Another murder.” Eugene said. “I’m not liking this at all.”</text:span></text:p>
      <text:p text:style-name="P38"><text:s text:c="5"/><text:span text:style-name="T168">Calypso shook her head. “Neither do I. We need to find this killer.” She said.</text:span></text:p>
      <text:p text:style-name="P38"><text:s text:c="5"/>“<text:span text:style-name="T169">One last question.” Eugene called out. “Where was his last known location?”</text:span></text:p>
      <text:p text:style-name="P38"><text:s text:c="5"/><text:span text:style-name="T169">The man hesitated for a second. Then answered. “The saloon.” He continued on his way </text:span><text:span text:style-name="T170">to the cemetery.</text:span></text:p>
      <text:p text:style-name="P38"><text:s text:c="5"/>“<text:span text:style-name="T170">I don’t like this.” Eugene said. “Not one bit.”</text:span></text:p>
      <text:p text:style-name="P38"><text:s text:c="5"/><text:span text:style-name="T170">Calypso frowned. Two murders that close to each other, the killer was still out there, and they didn’t have a single lead. It was a dead end.</text:span></text:p>
      <text:p text:style-name="P38"/>
      <text:p text:style-name="P39">Chapter Fifteen</text:p>
      <text:p text:style-name="P39"/>
      <text:p text:style-name="P39"><text:s text:c="5"/><text:span text:style-name="T171">Nick sat in the saloon looking out the window at Eugene and Calypso. He chewed on a toothpick as he was known to do.</text:span></text:p>
      <text:p text:style-name="P39"><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9"><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9"><text:s text:c="5"/><text:span text:style-name="T171">Whatever the case, Nick had an idea of how to get rid of them.</text:span></text:p>
      <text:p text:style-name="P39"><text:s text:c="5"/><text:span text:style-name="T171">Standing up from his bar stool, he crossed towards the front door just as Eugene and Calypso entered.</text:span></text:p>
      <text:p text:style-name="P39"><text:s text:c="5"/><text:span text:style-name="T171">They walked over to the bar and looked at Mike.</text:span></text:p>
      <text:p text:style-name="P39"><text:soft-page-break/><text:s text:c="5"/>“<text:span text:style-name="T171">We have a problem.” Eugene said. “There’s been another murder, and the last location they were at was here.”</text:span></text:p>
      <text:p text:style-name="P39"><text:s text:c="5"/><text:span text:style-name="T171">Mike, the bartender, nodded. “Yeah I heard about the Henderson boy. That was a sad state of affairs.”</text:span></text:p>
      <text:p text:style-name="P39"><text:s text:c="5"/><text:span text:style-name="T171">Eugene looked to Calypso who looked at Mike.</text:span></text:p>
      <text:p text:style-name="P39"><text:s text:c="5"/>“<text:span text:style-name="T171">Did you see him here last night?” Calypso asked.</text:span></text:p>
      <text:p text:style-name="P39"><text:s text:c="5"/><text:span text:style-name="T171">Mike nodded. “Yeah I saw him here, he was up with Anne most of the night. Want me to call her down?”</text:span></text:p>
      <text:p text:style-name="P39"><text:s text:c="5"/>“<text:span text:style-name="T171">That won’t be necessary.” Eugene said. “We’ll take your word for it.” He really didn’t want the nasty details of what the boy and Anne had been up to all evening. It just wasn’t his way.</text:span></text:p>
      <text:p text:style-name="P39"><text:s text:c="5"/>“<text:span text:style-name="T172">So he had an alibi.” Eugene said. “Not that it matters, he’s dead. But his killer is still out there.”</text:span></text:p>
      <text:p text:style-name="P39"><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9"><text:s text:c="5"/>“<text:span text:style-name="T173">Where can Gloria be found?” Calypso asked.</text:span></text:p>
      <text:p text:style-name="P39"><text:s text:c="5"/>“<text:span text:style-name="T173">I’m not sure.” The bartender said. “She goes from site to site, doesn’t usually stick around here during the day. She’s not in her room right now.”</text:span></text:p>
      <text:p text:style-name="P39"><text:s text:c="5"/><text:span text:style-name="T173">Eugene looked around and caught Nick’s eye staring at them. He nodded towards Nick. “What’s his deal?”</text:span></text:p>
      <text:p text:style-name="P39"><text:s text:c="5"/><text:span text:style-name="T173">The bartender looked towards Nick and grinned. “Him? He’s harmless. Ain’t got no beef with anyone.”</text:span></text:p>
      <text:p text:style-name="P39"><text:s text:c="5"/><text:span text:style-name="T173">Eugene kept an eye on Nick. “I see.” He said.</text:span></text:p>
      <text:p text:style-name="P39"><text:s text:c="5"/><text:span text:style-name="T173">Calypso looked to Eugene “Let’s go look for Gloria.” She said.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85</meta:editing-cycles>
    <meta:generator>LibreOffice/7.4.2.3$Windows_X86_64 LibreOffice_project/382eef1f22670f7f4118c8c2dd222ec7ad009daf</meta:generator>
    <dc:date>2022-10-21T14:59:22.788000000</dc:date>
    <meta:editing-duration>PT8H23M28S</meta:editing-duration>
    <meta:document-statistic meta:table-count="0" meta:image-count="0" meta:object-count="0" meta:page-count="58" meta:paragraph-count="599" meta:word-count="15746" meta:character-count="88095" meta:non-whitespace-character-count="70024"/>
  </office:meta>
</office:document-meta>
</file>